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00000020065BEFE37CCD98E2F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9efef"/>
    </style:style>
    <style:style style:name="P3" style:family="paragraph" style:parent-style-name="Standard">
      <style:paragraph-properties fo:text-align="start" style:justify-single-word="false"/>
      <style:text-properties officeooo:paragraph-rsid="0009efef"/>
    </style:style>
    <style:style style:name="P4" style:family="paragraph" style:parent-style-name="Standard">
      <style:paragraph-properties fo:text-align="start" style:justify-single-word="false"/>
      <style:text-properties officeooo:paragraph-rsid="000b409b"/>
    </style:style>
    <style:style style:name="P5" style:family="paragraph" style:parent-style-name="Standard">
      <style:paragraph-properties fo:text-align="start" style:justify-single-word="false"/>
      <style:text-properties officeooo:paragraph-rsid="000c66c5"/>
    </style:style>
    <style:style style:name="P6" style:family="paragraph" style:parent-style-name="Standard">
      <style:paragraph-properties fo:text-align="start" style:justify-single-word="false"/>
      <style:text-properties officeooo:paragraph-rsid="000e3be1"/>
    </style:style>
    <style:style style:name="P7" style:family="paragraph" style:parent-style-name="Standard">
      <style:paragraph-properties fo:text-align="start" style:justify-single-word="false"/>
      <style:text-properties officeooo:paragraph-rsid="000f3c2b"/>
    </style:style>
    <style:style style:name="P8" style:family="paragraph" style:parent-style-name="Standard">
      <style:paragraph-properties fo:text-align="start" style:justify-single-word="false"/>
      <style:text-properties officeooo:paragraph-rsid="00111396"/>
    </style:style>
    <style:style style:name="P9" style:family="paragraph" style:parent-style-name="Standard">
      <style:paragraph-properties fo:text-align="start" style:justify-single-word="false"/>
      <style:text-properties fo:font-size="16pt" officeooo:rsid="000b409b" officeooo:paragraph-rsid="000b409b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0e3be1" officeooo:paragraph-rsid="000e3be1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paragraph-rsid="0009efef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111396" officeooo:paragraph-rsid="00111396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fo:language="bg" fo:country="BG" officeooo:rsid="000b409b" officeooo:paragraph-rsid="000b409b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fo:language="bg" fo:country="BG" officeooo:rsid="000c66c5" officeooo:paragraph-rsid="000c66c5" style:font-size-asian="14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fo:language="bg" fo:country="BG" officeooo:rsid="000c66c5" officeooo:paragraph-rsid="00111396" style:font-size-asian="14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size="16pt" fo:language="bg" fo:country="BG" officeooo:rsid="000f3c2b" officeooo:paragraph-rsid="000f3c2b" style:font-size-asian="14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6pt" fo:language="bg" fo:country="BG" officeooo:rsid="00111396" officeooo:paragraph-rsid="00111396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fo:font-size="18pt" officeooo:rsid="0009efef" officeooo:paragraph-rsid="0009efef" style:font-size-asian="15.75pt" style:font-size-complex="18pt"/>
    </style:style>
    <style:style style:name="P19" style:family="paragraph" style:parent-style-name="Standard">
      <style:paragraph-properties fo:text-align="start" style:justify-single-word="false"/>
      <style:text-properties fo:font-size="18pt" officeooo:rsid="0009efef" officeooo:paragraph-rsid="00111396" style:font-size-asian="15.75pt" style:font-size-complex="18pt"/>
    </style:style>
    <style:style style:name="P20" style:family="paragraph" style:parent-style-name="Standard">
      <style:paragraph-properties fo:text-align="start" style:justify-single-word="false"/>
      <style:text-properties fo:font-size="18pt" officeooo:rsid="000b409b" officeooo:paragraph-rsid="000b409b" style:font-size-asian="15.75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size="18pt" officeooo:rsid="000b409b" officeooo:paragraph-rsid="00111396" style:font-size-asian="15.75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size="18pt" officeooo:rsid="000b409b" officeooo:paragraph-rsid="00111396" style:font-size-asian="18pt" style:font-size-complex="18pt"/>
    </style:style>
    <style:style style:name="P23" style:family="paragraph" style:parent-style-name="Standard">
      <style:paragraph-properties fo:text-align="start" style:justify-single-word="false"/>
      <style:text-properties fo:font-size="18pt" fo:language="bg" fo:country="BG" officeooo:rsid="000c66c5" officeooo:paragraph-rsid="000c66c5" style:font-size-asian="15.75pt" style:font-size-complex="18pt"/>
    </style:style>
    <style:style style:name="P24" style:family="paragraph" style:parent-style-name="Standard">
      <style:paragraph-properties fo:text-align="start" style:justify-single-word="false"/>
      <style:text-properties fo:font-size="18pt" fo:language="bg" fo:country="BG" officeooo:rsid="000f3c2b" officeooo:paragraph-rsid="000f3c2b" style:font-size-asian="15.75pt" style:font-size-complex="18pt"/>
    </style:style>
    <style:style style:name="P25" style:family="paragraph" style:parent-style-name="Standard">
      <style:paragraph-properties fo:text-align="start" style:justify-single-word="false"/>
      <style:text-properties fo:font-size="18pt" fo:language="bg" fo:country="BG" officeooo:rsid="000f3c2b" officeooo:paragraph-rsid="00111396" style:font-size-asian="15.75pt" style:font-size-complex="18pt"/>
    </style:style>
    <style:style style:name="P2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7" style:family="paragraph">
      <loext:graphic-properties draw:fill="bitmap" draw:fill-color="#ffffff" draw:fill-image-name="Painted_20_White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bg" fo:country="BG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size="22pt" officeooo:rsid="0009efef" style:font-size-asian="22pt" style:font-size-complex="22pt"/>
    </style:style>
    <style:style style:name="T2" style:family="text">
      <style:text-properties fo:font-size="22pt" fo:language="bg" fo:country="BG" officeooo:rsid="0009efef" style:font-size-asian="22pt" style:font-size-complex="22pt"/>
    </style:style>
    <style:style style:name="T3" style:family="text">
      <style:text-properties fo:font-size="18pt" officeooo:rsid="000f3c2b" style:font-size-asian="15.75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language="bg" fo:country="BG" officeooo:rsid="000f3c2b" style:font-size-asian="15.75pt" style:font-size-complex="18pt"/>
    </style:style>
    <style:style style:name="T6" style:family="text">
      <style:text-properties fo:font-size="18pt" fo:language="bg" fo:country="BG" officeooo:rsid="00111396" style:font-size-asian="15.75pt" style:font-size-complex="18pt"/>
    </style:style>
    <style:style style:name="T7" style:family="text">
      <style:text-properties fo:font-size="20pt" officeooo:rsid="0009efef" style:font-size-asian="20pt" style:font-size-complex="20pt"/>
    </style:style>
    <style:style style:name="T8" style:family="text">
      <style:text-properties fo:language="en" fo:country="US"/>
    </style:style>
    <style:style style:name="T9" style:family="text">
      <style:text-properties fo:language="bg" fo:country="BG"/>
    </style:style>
    <style:style style:name="T10" style:family="text">
      <style:text-properties fo:language="bg" fo:country="BG" officeooo:rsid="000f3c2b" style:font-size-asian="15.75pt"/>
    </style:style>
    <style:style style:name="T11" style:family="text">
      <style:text-properties fo:language="bg" fo:country="BG" officeooo:rsid="000f3c2b"/>
    </style:style>
    <style:style style:name="T12" style:family="text">
      <style:text-properties fo:language="bg" fo:country="BG" officeooo:rsid="00111396"/>
    </style:style>
    <style:style style:name="T13" style:family="text">
      <style:text-properties fo:font-size="16pt" officeooo:rsid="0009efef" style:font-size-asian="16pt" style:font-size-complex="16pt"/>
    </style:style>
    <style:style style:name="T14" style:family="text">
      <style:text-properties fo:font-size="16pt" fo:language="bg" fo:country="BG" officeooo:rsid="000c66c5" style:font-size-asian="14pt" style:font-size-complex="16pt"/>
    </style:style>
    <style:style style:name="T15" style:family="text">
      <style:text-properties fo:font-size="16pt" fo:language="bg" fo:country="BG" officeooo:rsid="000e3be1" style:font-size-asian="14pt" style:font-size-complex="16pt"/>
    </style:style>
    <style:style style:name="T16" style:family="text">
      <style:text-properties fo:font-size="16pt" officeooo:rsid="000e3be1" style:font-size-asian="14pt" style:font-size-complex="16pt"/>
    </style:style>
    <style:style style:name="T17" style:family="text">
      <style:text-properties fo:font-size="16pt" officeooo:rsid="000b409b" style:font-size-asian="14pt" style:font-size-complex="16pt"/>
    </style:style>
    <style:style style:name="T18" style:family="text">
      <style:text-properties fo:font-size="16pt" officeooo:rsid="000f3c2b" style:font-size-asian="14pt" style:font-size-complex="16pt"/>
    </style:style>
    <style:style style:name="T19" style:family="text">
      <style:text-properties officeooo:rsid="000f3c2b"/>
    </style:style>
    <style:style style:name="T20" style:family="text">
      <style:text-properties fo:font-variant="normal" fo:text-transform="none" fo:color="#212121" loext:opacity="100%" style:font-name="Roboto" fo:font-size="12pt" fo:letter-spacing="normal" fo:language="bg" fo:country="BG" fo:font-style="normal" fo:font-weight="bold" officeooo:rsid="00111396"/>
    </style:style>
    <style:style style:name="T21" style:family="text">
      <style:text-properties fo:font-variant="normal" fo:text-transform="none" fo:color="#212121" loext:opacity="100%" style:font-name="Roboto" fo:font-size="12pt" fo:letter-spacing="normal" fo:language="bg" fo:country="BG" fo:font-style="normal" fo:font-weight="normal" officeooo:rsid="00111396" loext:padding="0cm" loext:border="none"/>
    </style:style>
    <style:style style:name="T22" style:family="text">
      <style:text-properties fo:font-variant="normal" fo:text-transform="none" fo:color="#212121" loext:opacity="100%" style:font-name="Roboto" fo:font-size="12pt" fo:letter-spacing="normal" fo:language="bg" fo:country="BG" fo:font-style="normal" fo:font-weight="normal" officeooo:rsid="00111396" style:font-weight-asian="normal" style:font-weight-complex="normal"/>
    </style:style>
    <style:style style:name="T23" style:family="text">
      <style:text-properties fo:font-variant="normal" fo:text-transform="none" fo:color="#212121" loext:opacity="100%" style:font-name="Roboto" fo:letter-spacing="normal" fo:language="bg" fo:country="BG" fo:font-style="normal" fo:font-weight="normal" officeooo:rsid="00111396" style:font-weight-asian="normal" style:font-weight-complex="normal"/>
    </style:style>
    <style:style style:name="T24" style:family="text">
      <style:text-properties fo:font-variant="normal" fo:text-transform="none" fo:color="#212121" loext:opacity="100%" style:font-name="Roboto" fo:letter-spacing="normal" fo:language="bg" fo:country="BG" fo:font-style="normal" fo:font-weight="normal" officeooo:rsid="00111396" loext:padding="0cm" loext:border="none"/>
    </style:style>
    <style:style style:name="T25" style:family="text">
      <style:text-properties fo:font-variant="normal" fo:text-transform="none" fo:color="#212121" loext:opacity="100%" style:font-name="Roboto" fo:letter-spacing="normal" fo:language="bg" fo:country="BG" fo:font-style="normal" fo:font-weight="bold" officeooo:rsid="00111396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bg" fo:country="BG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none" svg:stroke-width="0cm" svg:stroke-color="#3465a4" draw:marker-start-width="0.353cm" draw:marker-end-width="0.353cm" draw:fill="bitmap" draw:fill-color="#ffffff" draw:fill-image-name="Painted_20_White" draw:textarea-vertical-align="middle" fo:min-height="3.339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Фигура1" draw:style-name="gr1" draw:text-style-name="P27" svg:width="3.599cm" svg:height="3.34cm" svg:x="0.774cm" svg:y="0.039cm"><draw:text-box><text:p text:style-name="P26"><text:span text:style-name="T26">✨</text:span><text:span text:style-name="T26">Снимка✨</text:span></text:p></draw:text-box></draw:frame></text:p>
      <text:p text:style-name="P2"><text:s text:c="25"/></text:p>
      <text:p text:style-name="P2"><text:span text:style-name="T1">Виктория</text:span><text:span text:style-name="T2"> Людмилова </text:span><text:span text:style-name="T1">Николова</text:span></text:p>
      <text:p text:style-name="P1"><text:span text:style-name="T7"/></text:p>
      <text:p text:style-name="P1"><text:span text:style-name="T7"/></text:p>
      <text:p text:style-name="P1"><text:span text:style-name="T7"/></text:p>
      <text:p text:style-name="P19"><text:span text:style-name="T11">ᓚᘏᗢ </text:span>На кратко:</text:p>
      <text:p text:style-name="P18"/>
      <text:p text:style-name="P3"><text:span text:style-name="T13">Аз съм 4-ти курс студентка (по документи), все още ориентирайки се в живота. </text:span></text:p>
      <text:p text:style-name="P11"/>
      <text:p text:style-name="P11"/>
      <text:p text:style-name="P21"><text:span text:style-name="T11">ᓚᘏᗢ </text:span>Информация:</text:p>
      <text:p text:style-name="P20"/>
      <text:p text:style-name="P9">Дата на раждане: 06.10.2001</text:p>
      <text:p text:style-name="P10">Зодия: Везни</text:p>
      <text:p text:style-name="P9">Пол: Жена (<text:span text:style-name="T19">брюнетка, не руса!</text:span>)</text:p>
      <text:p text:style-name="P4"><text:span text:style-name="T16">Местоживеене</text:span><text:span text:style-name="T17">: </text:span><text:span text:style-name="T18">Барбиленд</text:span></text:p>
      <text:p text:style-name="P9"/>
      <text:p text:style-name="P9"/>
      <text:p text:style-name="P22"><text:span text:style-name="T10">ᓚᘏᗢ </text:span>Контакти:</text:p>
      <text:p text:style-name="P9"/>
      <text:p text:style-name="P9">Имейл: <text:a xlink:type="simple" xlink:href="mailto:stu2001321046@uni-plovdiv.bg" text:style-name="Internet_20_link" text:visited-style-name="Visited_20_Internet_20_Link"><text:span text:style-name="T8">stu2001321046@uni-plovdiv.bg</text:span></text:a></text:p>
      <text:p text:style-name="P13">Телефон: *******592</text:p>
      <text:p text:style-name="P13"/>
      <text:p text:style-name="P13"/>
      <text:p text:style-name="P15"><text:span text:style-name="T3">ᓚᘏᗢ </text:span><text:span text:style-name="T4">Умения:</text:span> </text:p>
      <text:p text:style-name="P14"/>
      <text:p text:style-name="P5"><text:span text:style-name="T14">Свидетелство за управление на МПС, което не е спечелено от зрънчо с </text:span><text:span text:style-name="T15">играчка</text:span></text:p>
      <text:p text:style-name="P6"><text:span text:style-name="T15">Спортни дейности (колело, ролери, плуване, ски, кънки на лед, волейбол, конна езда и тн)</text:span></text:p>
      <text:p text:style-name="P14"><text:span text:style-name="T8">Latte Art</text:span></text:p>
      <text:p text:style-name="P23"><text:span text:style-name="T8"/></text:p>
      <text:p text:style-name="P23"><text:span text:style-name="T8"/></text:p>
      <text:p text:style-name="P24"/>
      <text:p text:style-name="P24"/>
      <text:p text:style-name="P25"><text:soft-page-break/>ᓚᘏᗢ Професионален опит:</text:p>
      <text:p text:style-name="P24"/>
      <text:p text:style-name="P17"><text:span text:style-name="T19">Б</text:span>арман</text:p>
      <text:p text:style-name="P17">Асистент-продавач</text:p>
      <text:p text:style-name="P17">Мърчандайзер</text:p>
      <text:p text:style-name="P7"><text:span text:style-name="T5"/></text:p>
      <text:p text:style-name="P7"><text:span text:style-name="T5"/></text:p>
      <text:p text:style-name="P8"><text:span text:style-name="T5">ᓚᘏᗢ </text:span><text:span text:style-name="T6">Образование:</text:span></text:p>
      <text:p text:style-name="P8"><text:span text:style-name="T6"/></text:p>
      <text:p text:style-name="P12"><text:span text:style-name="T9">Бакалавър – Софтуерно инженерство, ПУ „Паисий Хилендарски“ </text:span></text:p>
      <text:p text:style-name="P12"><text:span text:style-name="T9">Средно училище – Хуманитарен профил, СУ „Патриарх Евтимий“</text:span></text:p>
      <text:p text:style-name="P24"/>
      <text:p text:style-name="P16"/>
      <text:p text:style-name="P14"><text:span text:style-name="T8"/>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Painted_20_White" draw:display-name="Painted White" xlink:href="Pictures/10000000000002000000020065BEFE37CCD98E2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14T12:03:43.088000000</meta:creation-date>
    <dc:date>2023-12-15T01:02:45.888000000</dc:date>
    <meta:editing-duration>PT8M32S</meta:editing-duration>
    <meta:editing-cycles>1</meta:editing-cycles>
    <meta:document-statistic meta:table-count="0" meta:image-count="0" meta:object-count="0" meta:page-count="2" meta:paragraph-count="23" meta:word-count="92" meta:character-count="692" meta:non-whitespace-character-count="592"/>
    <meta:generator>LibreOffice/7.0.3.1$Windows_X86_64 LibreOffice_project/d7547858d014d4cf69878db179d326fc3483e082</meta:generator>
  </office:meta>
</office:document-meta>
</file>